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The Hitchhiker's Guide to Online Anonymity</text:p>
      <text:p text:style-name="Text_20_body">Welcome.</text:p>
      <text:p text:style-name="Text_20_body"><text:a xlink:type="simple" xlink:href="briar.html" office:name=""><text:span text:style-name="Definition"><text:span text:style-name="T1">IMPORTANT RECOMMENDATION FOR UKRAINIANS. ВАЖЛИВА РЕКОМЕНДАЦІЯ ДЛЯ УКРАЇНЦІВ</text:span></text:span></text:a></text:p>
      <text:p text:style-name="Text_20_body">This is a maintained guide with the aim of providing an introduction to various online tracking techniques, online ID verification techniques, and detailed guidance to creating and maintaining (truly) anonymous online identities. <text:span text:style-name="T1">It is written with hope for activists, journalists, scientists, lawyers, whistle-blowers, and good people being oppressed, censored, harassed anywhere!</text:span> This guide has no affiliation with the <text:a xlink:type="simple" xlink:href="https://en.wikipedia.org/wiki/Anonymous_(hacker_group)" office:name=""><text:span text:style-name="Definition">Anonymous</text:span></text:a> <text:a xlink:type="simple" xlink:href="https://wikiless.org/wiki/Anonymous_(hacker_group)" office:name=""><text:span text:style-name="Definition">[Wikiless]</text:span></text:a> <text:a xlink:type="simple" xlink:href="https://web.archive.org/web/https://en.wikipedia.org/wiki/Anonymous_(hacker_group)" office:name=""><text:span text:style-name="Definition">[Archive.org]</text:span></text:a> collective/movement.</text:p>
      <text:p text:style-name="Text_20_body">This guide is an open-source non-profit initiative, <text:a xlink:type="simple" xlink:href="LICENSE.html" office:name=""><text:span text:style-name="Definition">licensed</text:span></text:a> under <text:span text:style-name="T1">Creative Commons Attribution-NonCommercial 4.0 International</text:span> (<text:a xlink:type="simple" xlink:href="https://creativecommons.org/licenses/by-nc/4.0/" office:name=""><text:span text:style-name="Definition">cc-by-nc-4.0</text:span></text:a> <text:a xlink:type="simple" xlink:href="https://web.archive.org/web/https://creativecommons.org/licenses/by-nc/4.0/" office:name=""><text:span text:style-name="Definition">[Archive.org]</text:span></text:a>) and is <text:span text:style-name="T1">not sponsored/endorsed by any commercial/governmental entity</text:span>. This means that you are free to use our guide for pretty much any purpose <text:span text:style-name="T1">excluding commercially</text:span> as long as you do attribute it. There are no ads or any affiliate links.</text:p>
      <text:p text:style-name="Text_20_body"><text:span text:style-name="T1">If you would like to make a donation to help this project, you can do so from </text:span><text:a xlink:type="simple" xlink:href="donations.html" office:name=""><text:span text:style-name="Definition"><text:span text:style-name="T1">here</text:span></text:span></text:a><text:span text:style-name="T1"> where you will also find the project goals. All the donations will be strictly used within the context of this project. All donations and spendings are logged on the donations page.</text:span></text:p>
      <text:p text:style-name="Text_20_body"><text:span text:style-name="T1">View the guide:</text:span> - <text:a xlink:type="simple" xlink:href="guide.html" office:name=""><text:span text:style-name="Definition">In your browser</text:span></text:a> - <text:a xlink:type="simple" xlink:href="export/guide.pdf" office:name=""><text:span text:style-name="Definition">PDF</text:span></text:a> - <text:a xlink:type="simple" xlink:href="export/guide.odt" office:name=""><text:span text:style-name="Definition">OpenDocument (ODT)</text:span></text:a> - Raw <text:a xlink:type="simple" xlink:href="https://github.com/Anon-Planet/thgtoa/raw/master/guide.md" office:name=""><text:span text:style-name="Definition">Markdown</text:span></text:a> text.</text:p>
      <text:p text:style-name="Text_20_body">Mirrors: - Tor Onion Mirror: <text:a xlink:type="simple" xlink:href="http://thgtoa27ujspeqxasrfvcf5aozqdczvgmwgorrmblh6jn4nino3spcqd.onion/" office:name=""><text:span text:style-name="Definition">http://thgtoa27ujspeqxasrfvcf5aozqdczvgmwgorrmblh6jn4nino3spcqd.onion/</text:span></text:a></text:p>
      <text:p text:style-name="Text_20_body">The guide and all the files are also readily available on Archive.org and Archive.today:</text:p>
      <text:list text:style-name="L1">
        <text:list-item>
          <text:p text:style-name="P1">Archive.org: <text:a xlink:type="simple" xlink:href="https://web.archive.org/web/https://anonymousplanet.org/" office:name=""><text:span text:style-name="Definition">https://web.archive.org/web/https://anonymousplanet.org/</text:span></text:a></text:p>
        </text:list-item>
        <text:list-item>
          <text:p text:style-name="P1">Archive.today: <text:a xlink:type="simple" xlink:href="https://archive.ph/anonymousplanet.org/" office:name=""><text:span text:style-name="Definition">https://archive.ph/anonymousplanet.org/</text:span></text:a></text:p>
        </text:list-item>
        <text:list-item>
          <text:p text:style-name="P1">Archive.today over Tor: <text:a xlink:type="simple" xlink:href="http://archiveiya74codqgiixo33q62qlrqtkgmcitqx5u2oeqnmn5bpcbiyd.onion/anonymousplanet.org/" office:name=""><text:span text:style-name="Definition">http://archiveiya74codqgiixo33q62qlrqtkgmcitqx5u2oeqnmn5bpcbiyd.onion/anonymousplanet.org/</text:span></text:a></text:p>
        </text:list-item>
      </text:list>
      <text:p text:style-name="First_20_paragraph">If you want to access/see the original/legacy project, please see the <text:a xlink:type="simple" xlink:href="legacy.html" office:name=""><text:span text:style-name="Definition">legacy resources</text:span></text:a> page.</text:p>
      <text:p text:style-name="Text_20_body">If you want to see the changes between your PDF and the latest PDF, you could use one of these tools (we do not endorse those):</text:p>
      <text:list text:style-name="L2">
        <text:list-item>
          <text:p text:style-name="P2"><text:a xlink:type="simple" xlink:href="https://tools.pdf24.org/en/compare-pdf" office:name=""><text:span text:style-name="Definition">https://tools.pdf24.org/en/compare-pdf</text:span></text:a></text:p>
        </text:list-item>
        <text:list-item>
          <text:p text:style-name="P2"><text:a xlink:type="simple" xlink:href="https://products.aspose.app/pdf/comparison" office:name=""><text:span text:style-name="Definition">https://products.aspose.app/pdf/comparison</text:span></text:a></text:p>
        </text:list-item>
        <text:list-item>
          <text:p text:style-name="P2"><text:a xlink:type="simple" xlink:href="https://draftable.com/compare" office:name=""><text:span text:style-name="Definition">https://draftable.com/compare</text:span></text:a></text:p>
        </text:list-item>
      </text:list>
      <text:p text:style-name="First_20_paragraph">If you want to compare an older ODT file with a newer one, use the LibreWriter compare features as explained here: <text:a xlink:type="simple" xlink:href="https://help.libreoffice.org/7.1/en-US/text/shared/guide/redlining_doccompare.html" office:name=""><text:span text:style-name="Definition">https://help.libreoffice.org/7.1/en-US/text/shared/guide/redlining_doccompare.html</text:span></text:a> <text:a xlink:type="simple" xlink:href="https://web.archive.org/wen/https://help.libreoffice.org/7.1/en-US/text/shared/guide/redlining_doccompare.html" office:name=""><text:span text:style-name="Definition">[Archive.org]</text:span></text:a>)</text:p>
      <text:p text:style-name="Text_20_body"><text:span text:style-name="T1">If you want to check the files for integrity, safety, authenticity, please refer to this </text:span><text:a xlink:type="simple" xlink:href="verify.html" office:name=""><text:span text:style-name="Definition">“<text:span text:style-name="T1">How To</text:span>”</text:span></text:a><text:span text:style-name="T1">.</text:span></text:p>
      <text:p text:style-name="Text_20_body">Feel free to submit issues using Github Issues with the repository link above. Criticism, opinions, and ideas are welcome!</text:p>
      <text:p text:style-name="Text_20_body">Follow or contact us on:</text:p>
      <text:p text:style-name="Text_20_body">Discussion Channels: - Matrix room: <text:span text:style-name="Source_Text">#anonymity:matrix.org</text:span> <text:a xlink:type="simple" xlink:href="https://matrix.to/#/#anonymity:matrix.org" office:name=""><text:span text:style-name="Definition">https://matrix.to/#/#anonymity:matrix.org</text:span></text:a> - Matrix space: <text:span text:style-name="Source_Text">#privacy-security-anonymity:matrix.org</text:span> <text:a xlink:type="simple" xlink:href="https://matrix.to/#/#privacy-security-anonymity:matrix.org" office:name=""><text:span text:style-name="Definition">https://matrix.to/#/#privacy-security-anonymity:matrix.org</text:span></text:a> - Twitter at https://twitter.com/AnonyPla - Mastodon at https://mastodon.social/@anonymousplanet</text:p>
      <text:p text:style-name="Text_20_body">Have a good read and feel free to share and/or recommend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Hitchhiker's Guide to Online Anonymity</dc:title>
    <dc:description/>
    <dc:subject/>
    <meta:keyword/>
    <meta:initial-creator/>
    <dc:creator/>
    <meta:creation-date>2023-08-21T12:43:17Z</meta:creation-date>
    <dc:date>2023-08-21T12:43:17Z</dc:date>
  </office:meta>
</office:document-meta>
</file>